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924a0" officeooo:paragraph-rsid="00092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ttest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8:32:13.524867840</meta:creation-date>
    <dc:date>2020-02-10T18:32:37.903884543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0.7.3$Linux_X86_64 LibreOffice_project/00m0$Build-3</meta:generator>
  </office:meta>
</office:document-meta>
</file>